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/>
      <style:text-properties fo:color="#999999" style:font-name="Tahoma1" fo:font-size="10pt" fo:language="en" fo:country="US" fo:font-weight="normal" fo:background-color="transparent" style:font-size-asian="10pt" style:font-weight-asian="normal" style:font-size-complex="10pt" style:font-weight-complex="normal"/>
    </style:style>
    <style:style style:name="P2" style:family="paragraph" style:parent-style-name="Preformatted_20_Text">
      <style:text-properties style:font-name="Tahoma1" fo:font-size="10pt" fo:language="ru" fo:country="RU" officeooo:paragraph-rsid="00352f66" style:font-size-asian="10pt" style:font-size-complex="10pt"/>
    </style:style>
    <style:style style:name="P3" style:family="paragraph" style:parent-style-name="Preformatted_20_Text">
      <style:text-properties style:font-name="Tahoma1" fo:font-size="10pt" fo:language="ru" fo:country="RU" officeooo:paragraph-rsid="0036ee19" style:font-size-asian="10pt" style:font-size-complex="10pt"/>
    </style:style>
    <style:style style:name="P4" style:family="paragraph" style:parent-style-name="Preformatted_20_Text">
      <style:text-properties style:font-name="Tahoma1" fo:font-size="10pt" fo:language="ru" fo:country="RU" officeooo:paragraph-rsid="003bec40" style:font-size-asian="10pt" style:font-size-complex="10pt"/>
    </style:style>
    <style:style style:name="P5" style:family="paragraph" style:parent-style-name="Preformatted_20_Text">
      <style:text-properties style:font-name="Tahoma1" fo:font-size="10pt" fo:language="ru" fo:country="RU" officeooo:paragraph-rsid="003f240c" style:font-size-asian="10pt" style:font-size-complex="10pt"/>
    </style:style>
    <style:style style:name="P6" style:family="paragraph" style:parent-style-name="Preformatted_20_Text">
      <style:text-properties style:font-name="Tahoma1" fo:font-size="10pt" fo:language="ru" fo:country="RU" officeooo:paragraph-rsid="003f76f2" style:font-size-asian="10pt" style:font-size-complex="10pt"/>
    </style:style>
    <style:style style:name="P7" style:family="paragraph" style:parent-style-name="Preformatted_20_Text">
      <style:text-properties style:font-name="Tahoma1" fo:font-size="10pt" fo:language="ru" fo:country="RU" officeooo:paragraph-rsid="00412390" style:font-size-asian="10pt" style:font-size-complex="10pt"/>
    </style:style>
    <style:style style:name="P8" style:family="paragraph" style:parent-style-name="Preformatted_20_Text">
      <style:text-properties style:font-name="Tahoma1" fo:font-size="10pt" fo:language="ru" fo:country="RU" officeooo:paragraph-rsid="00423787" style:font-size-asian="10pt" style:font-size-complex="10pt"/>
    </style:style>
    <style:style style:name="P9" style:family="paragraph" style:parent-style-name="Preformatted_20_Text">
      <style:text-properties style:font-name="Tahoma1" fo:font-size="10pt" fo:language="ru" fo:country="RU" officeooo:paragraph-rsid="00425296" style:font-size-asian="10pt" style:font-size-complex="10pt"/>
    </style:style>
    <style:style style:name="P10" style:family="paragraph" style:parent-style-name="Preformatted_20_Text">
      <style:paragraph-properties fo:text-align="start" style:justify-single-word="false"/>
      <style:text-properties style:font-name="Tahoma1" fo:font-size="10pt" fo:language="ru" fo:country="RU" fo:font-weight="bold" officeooo:rsid="003abbbd" officeooo:paragraph-rsid="003bec40" style:font-size-asian="10pt" style:font-weight-asian="bold" style:font-size-complex="10pt" style:font-weight-complex="bold"/>
    </style:style>
    <style:style style:name="P11" style:family="paragraph" style:parent-style-name="Preformatted_20_Text">
      <style:paragraph-properties fo:text-align="start" style:justify-single-word="false"/>
      <style:text-properties style:font-name="Tahoma1" fo:font-size="10pt" fo:language="ru" fo:country="RU" fo:font-weight="bold" officeooo:rsid="003f240c" officeooo:paragraph-rsid="003f240c" style:font-size-asian="10pt" style:font-weight-asian="bold" style:font-size-complex="10pt" style:font-weight-complex="bold"/>
    </style:style>
    <style:style style:name="P12" style:family="paragraph" style:parent-style-name="Preformatted_20_Text">
      <style:paragraph-properties fo:text-align="start" style:justify-single-word="false"/>
      <style:text-properties style:font-name="Tahoma1" fo:font-size="10pt" fo:language="ru" fo:country="RU" fo:font-weight="bold" officeooo:rsid="003f76f2" officeooo:paragraph-rsid="003f76f2" style:font-size-asian="10pt" style:font-weight-asian="bold" style:font-size-complex="10pt" style:font-weight-complex="bold"/>
    </style:style>
    <style:style style:name="P13" style:family="paragraph" style:parent-style-name="Preformatted_20_Text">
      <style:paragraph-properties fo:text-align="start" style:justify-single-word="false"/>
      <style:text-properties style:font-name="Tahoma1" fo:font-size="10pt" fo:language="ru" fo:country="RU" fo:font-weight="bold" officeooo:rsid="0040372a" officeooo:paragraph-rsid="0040372a" style:font-size-asian="10pt" style:font-weight-asian="bold" style:font-size-complex="10pt" style:font-weight-complex="bold"/>
    </style:style>
    <style:style style:name="P14" style:family="paragraph" style:parent-style-name="Preformatted_20_Text">
      <style:paragraph-properties fo:text-align="start" style:justify-single-word="false"/>
      <style:text-properties style:font-name="Tahoma1" fo:font-size="10pt" fo:language="ru" fo:country="RU" fo:font-weight="bold" officeooo:rsid="00412390" officeooo:paragraph-rsid="00412390" style:font-size-asian="10pt" style:font-weight-asian="bold" style:font-size-complex="10pt" style:font-weight-complex="bold"/>
    </style:style>
    <style:style style:name="P15" style:family="paragraph" style:parent-style-name="Preformatted_20_Text">
      <style:paragraph-properties fo:text-align="start" style:justify-single-word="false"/>
      <style:text-properties style:font-name="Tahoma1" fo:font-size="10pt" fo:language="ru" fo:country="RU" fo:font-weight="bold" officeooo:rsid="00423787" officeooo:paragraph-rsid="00423787" style:font-size-asian="10pt" style:font-weight-asian="bold" style:font-size-complex="10pt" style:font-weight-complex="bold"/>
    </style:style>
    <style:style style:name="P16" style:family="paragraph" style:parent-style-name="Preformatted_20_Text">
      <style:paragraph-properties fo:text-align="start" style:justify-single-word="false"/>
      <style:text-properties style:font-name="Tahoma1" fo:font-size="10pt" fo:language="ru" fo:country="RU" fo:font-weight="bold" officeooo:rsid="00425296" officeooo:paragraph-rsid="00425296" style:font-size-asian="10pt" style:font-weight-asian="bold" style:font-size-complex="10pt" style:font-weight-complex="bold"/>
    </style:style>
    <style:style style:name="P17" style:family="paragraph" style:parent-style-name="Preformatted_20_Text">
      <style:text-properties style:font-name="Tahoma1" fo:font-size="10pt" fo:language="en" fo:country="US" officeooo:rsid="0030b8d1" officeooo:paragraph-rsid="0030b8d1" style:font-size-asian="10pt" style:font-size-complex="10pt"/>
    </style:style>
    <style:style style:name="P18" style:family="paragraph" style:parent-style-name="Preformatted_20_Text">
      <style:text-properties style:font-name="Tahoma1" fo:font-size="10pt" fo:language="en" fo:country="US" officeooo:rsid="0031f254" officeooo:paragraph-rsid="0031f254" style:font-size-asian="10pt" style:font-size-complex="10pt"/>
    </style:style>
    <style:style style:name="P19" style:family="paragraph" style:parent-style-name="Preformatted_20_Text">
      <style:text-properties style:font-name="Tahoma1" fo:font-size="10pt" fo:language="en" fo:country="US" officeooo:rsid="0032aae3" officeooo:paragraph-rsid="0032aae3" style:font-size-asian="10pt" style:font-size-complex="10pt"/>
    </style:style>
    <style:style style:name="P20" style:family="paragraph" style:parent-style-name="Preformatted_20_Text">
      <style:text-properties style:font-name="Tahoma1" fo:font-size="10pt" fo:language="en" fo:country="US" officeooo:paragraph-rsid="0032aae3" style:font-size-asian="10pt" style:font-size-complex="10pt"/>
    </style:style>
    <style:style style:name="P21" style:family="paragraph" style:parent-style-name="Preformatted_20_Text">
      <style:text-properties style:font-name="Tahoma1" fo:font-size="10pt" fo:language="en" fo:country="US" officeooo:rsid="00352f66" officeooo:paragraph-rsid="00352f66" style:font-size-asian="10pt" style:font-size-complex="10pt"/>
    </style:style>
    <style:style style:name="P22" style:family="paragraph" style:parent-style-name="Preformatted_20_Text">
      <style:text-properties style:font-name="Tahoma1" fo:font-size="10pt" fo:language="en" fo:country="US" officeooo:rsid="00423787" officeooo:paragraph-rsid="00423787" style:font-size-asian="10pt" style:font-size-complex="10pt"/>
    </style:style>
    <style:style style:name="P23" style:family="paragraph" style:parent-style-name="Preformatted_20_Text">
      <style:text-properties style:font-name="Tahoma1" fo:font-size="10pt" fo:language="en" fo:country="US" officeooo:paragraph-rsid="00423787" style:font-size-asian="10pt" style:font-size-complex="10pt"/>
    </style:style>
    <style:style style:name="P24" style:family="paragraph" style:parent-style-name="Preformatted_20_Text">
      <style:text-properties style:font-name="Tahoma1" fo:font-size="10pt" fo:language="en" fo:country="US" fo:font-weight="bold" officeooo:rsid="0031f254" officeooo:paragraph-rsid="0031f254" style:font-size-asian="10pt" style:font-weight-asian="bold" style:font-size-complex="10pt" style:font-weight-complex="bold"/>
    </style:style>
    <style:style style:name="P25" style:family="paragraph" style:parent-style-name="Preformatted_20_Text">
      <style:text-properties style:font-name="Tahoma1" fo:font-size="10pt" fo:language="en" fo:country="US" fo:font-weight="bold" officeooo:rsid="0033e532" officeooo:paragraph-rsid="0033e532" style:font-size-asian="10pt" style:font-weight-asian="bold" style:font-size-complex="10pt" style:font-weight-complex="bold"/>
    </style:style>
    <style:style style:name="P26" style:family="paragraph" style:parent-style-name="Preformatted_20_Text">
      <style:text-properties fo:color="#808080" style:font-name="Tahoma1" fo:font-size="10pt" fo:language="zxx" fo:country="none" officeooo:paragraph-rsid="00425296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27" style:family="paragraph" style:parent-style-name="Preformatted_20_Text">
      <style:text-properties style:use-window-font-color="true" style:font-name="Tahoma1" fo:font-size="10pt" fo:language="zxx" fo:country="none" officeooo:rsid="003bec40" officeooo:paragraph-rsid="003bec40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28" style:family="paragraph" style:parent-style-name="Preformatted_20_Text">
      <style:text-properties style:use-window-font-color="true" style:font-name="Tahoma1" fo:font-size="10pt" fo:language="zxx" fo:country="none" fo:font-weight="bold" officeooo:rsid="003de74d" officeooo:paragraph-rsid="003de74d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29" style:family="paragraph" style:parent-style-name="Preformatted_20_Text">
      <style:text-properties style:use-window-font-color="true" style:font-name="Tahoma1" fo:font-size="10pt" fo:language="zxx" fo:country="none" fo:font-weight="bold" officeooo:rsid="003f240c" officeooo:paragraph-rsid="003f240c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Tahoma1" fo:font-size="10pt" fo:language="en" fo:country="US" officeooo:rsid="0036ee19" officeooo:paragraph-rsid="0036ee19" style:font-size-asian="10pt" style:font-size-complex="10pt"/>
    </style:style>
    <style:style style:name="P31" style:family="paragraph" style:parent-style-name="Preformatted_20_Text">
      <style:paragraph-properties fo:margin-left="0.979cm" fo:margin-right="0cm" fo:text-indent="0cm" style:auto-text-indent="false"/>
      <style:text-properties fo:color="#808080" style:font-name="Tahoma1" fo:font-size="10pt" fo:language="zxx" fo:country="none" officeooo:paragraph-rsid="00352f66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32" style:family="paragraph" style:parent-style-name="Preformatted_20_Text">
      <style:paragraph-properties fo:margin-left="0.979cm" fo:margin-right="0cm" fo:text-indent="0cm" style:auto-text-indent="false"/>
      <style:text-properties style:font-name="Tahoma1" fo:font-size="10pt" fo:language="zxx" fo:country="none" officeooo:paragraph-rsid="00352f66" style:font-size-asian="10pt" style:language-asian="zxx" style:country-asian="none" style:font-size-complex="10pt" style:language-complex="zxx" style:country-complex="none"/>
    </style:style>
    <style:style style:name="P33" style:family="paragraph" style:parent-style-name="Preformatted_20_Text">
      <style:paragraph-properties fo:margin-left="0.979cm" fo:margin-right="0cm" fo:margin-top="0cm" fo:margin-bottom="0cm" loext:contextual-spacing="false" fo:text-indent="0cm" style:auto-text-indent="false"/>
      <style:text-properties fo:color="#808080" style:font-name="Tahoma1" fo:font-size="10pt" fo:language="en" fo:country="US" officeooo:paragraph-rsid="0032aae3" style:font-size-asian="10pt" style:language-asian="zxx" style:country-asian="none" style:font-size-complex="10pt" style:language-complex="zxx" style:country-complex="none"/>
    </style:style>
    <style:style style:name="P34" style:family="paragraph" style:parent-style-name="Preformatted_20_Text" style:master-page-name="">
      <style:paragraph-properties fo:margin-left="0.979cm" fo:margin-right="0cm" fo:margin-top="0cm" fo:margin-bottom="0cm" loext:contextual-spacing="false" fo:text-indent="0cm" style:auto-text-indent="false" style:page-number="auto"/>
      <style:text-properties fo:color="#808080" style:font-name="Tahoma1" fo:font-size="10pt" fo:language="en" fo:country="US" officeooo:paragraph-rsid="0032aae3" style:font-size-asian="10pt" style:language-asian="zxx" style:country-asian="none" style:font-size-complex="10pt" style:language-complex="zxx" style:country-complex="none"/>
    </style:style>
    <style:style style:name="P35" style:family="paragraph" style:parent-style-name="Preformatted_20_Text" style:master-page-name="">
      <style:paragraph-properties fo:margin-left="0.979cm" fo:margin-right="0cm" fo:text-indent="0cm" style:auto-text-indent="false" style:page-number="auto"/>
      <style:text-properties fo:color="#808080" style:font-name="Tahoma1" fo:font-size="10pt" fo:language="zxx" fo:country="none" officeooo:paragraph-rsid="003bec40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36" style:family="paragraph" style:parent-style-name="Preformatted_20_Text" style:master-page-name="">
      <style:paragraph-properties fo:margin-left="0.979cm" fo:margin-right="0cm" fo:text-indent="0cm" style:auto-text-indent="false" style:page-number="auto"/>
      <style:text-properties fo:color="#808080" style:font-name="Tahoma1" fo:font-size="10pt" fo:language="zxx" fo:country="none" officeooo:paragraph-rsid="00352f66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37" style:family="paragraph" style:parent-style-name="Preformatted_20_Text" style:master-page-name="">
      <style:paragraph-properties fo:margin-left="0.979cm" fo:margin-right="0cm" fo:text-indent="0cm" style:auto-text-indent="false" style:page-number="auto"/>
      <style:text-properties fo:color="#808080" style:font-name="Tahoma1" fo:font-size="10pt" fo:language="zxx" fo:country="none" officeooo:paragraph-rsid="0036ee19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38" style:family="paragraph" style:parent-style-name="Preformatted_20_Text" style:master-page-name="">
      <style:paragraph-properties fo:margin-left="1.058cm" fo:margin-right="0cm" fo:margin-top="0cm" fo:margin-bottom="0cm" loext:contextual-spacing="false" fo:text-indent="0cm" style:auto-text-indent="false" style:page-number="auto"/>
      <style:text-properties fo:color="#808080" style:font-name="Tahoma1" fo:font-size="10pt" fo:language="zxx" fo:country="none" officeooo:paragraph-rsid="003f240c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39" style:family="paragraph" style:parent-style-name="Preformatted_20_Text">
      <loext:graphic-properties draw:fill-image-width="0cm" draw:fill-image-height="0cm"/>
      <style:paragraph-properties fo:margin-left="1.058cm" fo:margin-right="0cm" fo:margin-top="0cm" fo:margin-bottom="0cm" loext:contextual-spacing="false" fo:keep-together="always" style:register-true="true" fo:text-indent="0cm" style:auto-text-indent="false" fo:keep-with-next="always"/>
      <style:text-properties fo:color="#808080" style:font-name="Tahoma1" fo:font-size="10pt" fo:language="zxx" fo:country="none" officeooo:paragraph-rsid="003f76f2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40" style:family="paragraph" style:parent-style-name="Preformatted_20_Text">
      <style:paragraph-properties fo:margin-left="1.058cm" fo:margin-right="0cm" fo:text-indent="0cm" style:auto-text-indent="false"/>
      <style:text-properties fo:color="#808080" style:font-name="Tahoma1" fo:font-size="10pt" fo:language="zxx" fo:country="none" officeooo:paragraph-rsid="003f240c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41" style:family="paragraph" style:parent-style-name="Preformatted_20_Text">
      <style:paragraph-properties fo:margin-left="1.058cm" fo:margin-right="0cm" fo:text-indent="0cm" style:auto-text-indent="false"/>
      <style:text-properties fo:color="#808080" style:font-name="Tahoma1" fo:font-size="10pt" fo:language="zxx" fo:country="none" officeooo:paragraph-rsid="00412390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42" style:family="paragraph" style:parent-style-name="Preformatted_20_Text">
      <style:paragraph-properties fo:margin-left="1.058cm" fo:margin-right="0cm" fo:text-indent="0cm" style:auto-text-indent="false"/>
      <style:text-properties fo:color="#808080" style:font-name="Tahoma1" fo:font-size="10pt" fo:language="zxx" fo:country="none" officeooo:paragraph-rsid="00423787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43" style:family="paragraph" style:parent-style-name="Preformatted_20_Text">
      <style:paragraph-properties fo:margin-left="1.058cm" fo:margin-right="0cm" fo:text-indent="0cm" style:auto-text-indent="false"/>
      <style:text-properties fo:color="#808080" style:font-name="Tahoma1" fo:font-size="10pt" fo:language="zxx" fo:country="none" officeooo:paragraph-rsid="00425296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44" style:family="paragraph" style:parent-style-name="Preformatted_20_Text">
      <style:paragraph-properties fo:margin-left="1.058cm" fo:margin-right="0cm" fo:text-indent="0cm" style:auto-text-indent="false"/>
      <style:text-properties style:font-name="Tahoma1" fo:language="zxx" fo:country="none" officeooo:paragraph-rsid="00423787" style:language-asian="zxx" style:country-asian="none" style:language-complex="zxx" style:country-complex="none"/>
    </style:style>
    <style:style style:name="P45" style:family="paragraph" style:parent-style-name="Preformatted_20_Text" style:master-page-name="">
      <style:paragraph-properties fo:margin-left="1.058cm" fo:margin-right="0cm" fo:text-indent="0cm" style:auto-text-indent="false" style:page-number="auto"/>
      <style:text-properties fo:color="#808080" style:font-name="Tahoma1" fo:font-size="10pt" fo:language="zxx" fo:country="none" officeooo:paragraph-rsid="003f240c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46" style:family="paragraph" style:parent-style-name="Preformatted_20_Text" style:master-page-name="">
      <style:paragraph-properties fo:margin-left="1.058cm" fo:margin-right="0cm" fo:text-indent="0cm" style:auto-text-indent="false" style:page-number="auto"/>
      <style:text-properties fo:color="#808080" style:font-name="Tahoma1" fo:font-size="10pt" fo:language="zxx" fo:country="none" officeooo:paragraph-rsid="00423787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47" style:family="paragraph" style:parent-style-name="Preformatted_20_Text" style:master-page-name="">
      <style:paragraph-properties fo:margin-left="1.058cm" fo:margin-right="0cm" fo:text-indent="0cm" style:auto-text-indent="false" style:page-number="auto"/>
      <style:text-properties fo:color="#808080" style:font-name="Tahoma1" fo:font-size="10pt" fo:language="zxx" fo:country="none" officeooo:paragraph-rsid="00425296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48" style:family="paragraph" style:parent-style-name="Preformatted_20_Text" style:master-page-name="">
      <style:paragraph-properties fo:margin-left="1.058cm" fo:margin-right="0cm" fo:keep-together="always" fo:orphans="0" fo:widows="0" fo:text-indent="0cm" style:auto-text-indent="false" style:page-number="auto" fo:keep-with-next="auto"/>
      <style:text-properties fo:color="#808080" style:font-name="Tahoma1" fo:font-size="10pt" fo:language="zxx" fo:country="none" officeooo:paragraph-rsid="00423787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49" style:family="paragraph" style:parent-style-name="Preformatted_20_Text">
      <style:paragraph-properties fo:margin-left="1.058cm" fo:margin-right="0cm" fo:keep-together="always" fo:orphans="0" fo:widows="0" fo:text-indent="0cm" style:auto-text-indent="false" fo:keep-with-next="auto"/>
      <style:text-properties fo:color="#808080" style:font-name="Tahoma1" fo:font-size="10pt" fo:language="zxx" fo:country="none" officeooo:paragraph-rsid="00423787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50" style:family="paragraph" style:parent-style-name="Preformatted_20_Text">
      <style:paragraph-properties fo:margin-left="0cm" fo:margin-right="0cm" fo:text-indent="0cm" style:auto-text-indent="false"/>
      <style:text-properties style:font-name="Tahoma1" fo:language="zxx" fo:country="none" officeooo:paragraph-rsid="00423787" style:language-asian="zxx" style:country-asian="none" style:language-complex="zxx" style:country-complex="none"/>
    </style:style>
    <style:style style:name="P51" style:family="paragraph" style:parent-style-name="Preformatted_20_Text" style:list-style-name="L1">
      <style:text-properties style:font-name="Tahoma1" fo:font-size="10pt" fo:language="en" fo:country="US" officeooo:rsid="0030b8d1" officeooo:paragraph-rsid="0031f254" style:font-size-asian="10pt" style:font-size-complex="10pt"/>
    </style:style>
    <style:style style:name="P52" style:family="paragraph" style:parent-style-name="Preformatted_20_Text" style:list-style-name="L1">
      <style:text-properties style:font-name="Tahoma1" fo:font-size="10pt" fo:language="en" fo:country="US" officeooo:rsid="0030b8d1" officeooo:paragraph-rsid="0030b8d1" style:font-size-asian="10pt" style:font-size-complex="10pt"/>
    </style:style>
    <style:style style:name="P53" style:family="paragraph" style:parent-style-name="Preformatted_20_Text" style:list-style-name="L1">
      <style:text-properties style:font-name="Tahoma1" fo:font-size="10pt" fo:language="en" fo:country="US" officeooo:rsid="0030b8d1" officeooo:paragraph-rsid="0043d547" style:font-size-asian="10pt" style:font-size-complex="10pt"/>
    </style:style>
    <style:style style:name="P54" style:family="paragraph" style:parent-style-name="Preformatted_20_Text">
      <style:text-properties style:font-name="Tahoma1" fo:font-size="10pt" fo:language="en" fo:country="US" officeooo:rsid="0032aae3" officeooo:paragraph-rsid="0043d547" style:font-size-asian="10pt" style:font-size-complex="10pt"/>
    </style:style>
    <style:style style:name="P55" style:family="paragraph" style:parent-style-name="Preformatted_20_Text">
      <style:paragraph-properties fo:text-align="start" style:justify-single-word="false"/>
      <style:text-properties style:font-name="Tahoma1" fo:font-size="10pt" fo:language="en" fo:country="US" fo:font-weight="bold" officeooo:rsid="0036ee19" officeooo:paragraph-rsid="0036ee19" style:font-size-asian="10pt" style:font-weight-asian="bold" style:font-size-complex="10pt" style:font-weight-complex="bold"/>
    </style:style>
    <style:style style:name="P56" style:family="paragraph" style:parent-style-name="Preformatted_20_Text">
      <style:paragraph-properties fo:text-align="start" style:justify-single-word="false"/>
      <style:text-properties style:font-name="Tahoma1" fo:font-size="10pt" fo:language="en" fo:country="US" fo:font-weight="bold" officeooo:rsid="003bec40" officeooo:paragraph-rsid="003f240c" style:font-size-asian="10pt" style:font-weight-asian="bold" style:font-size-complex="10pt" style:font-weight-complex="bold"/>
    </style:style>
    <style:style style:name="P57" style:family="paragraph" style:parent-style-name="Preformatted_20_Text">
      <style:paragraph-properties fo:text-align="start" style:justify-single-word="false"/>
      <style:text-properties style:font-name="Tahoma1" fo:font-size="10pt" fo:language="en" fo:country="US" fo:font-weight="normal" officeooo:rsid="0036ee19" officeooo:paragraph-rsid="0036ee19" style:font-size-asian="10pt" style:font-weight-asian="normal" style:font-size-complex="10pt" style:font-weight-complex="normal"/>
    </style:style>
    <style:style style:name="P58" style:family="paragraph" style:parent-style-name="Preformatted_20_Text">
      <style:paragraph-properties fo:text-align="start" style:justify-single-word="false"/>
      <style:text-properties style:font-name="Tahoma1" fo:font-size="10pt" fo:language="en" fo:country="US" fo:font-weight="normal" officeooo:rsid="003bec40" officeooo:paragraph-rsid="003f240c" style:font-size-asian="10pt" style:font-weight-asian="normal" style:font-size-complex="10pt" style:font-weight-complex="normal"/>
    </style:style>
    <style:style style:name="P59" style:family="paragraph" style:parent-style-name="Preformatted_20_Text">
      <style:paragraph-properties fo:text-align="start" style:justify-single-word="false"/>
      <style:text-properties style:font-name="Tahoma1" fo:font-size="10pt" fo:language="en" fo:country="US" fo:font-weight="normal" officeooo:rsid="0040372a" officeooo:paragraph-rsid="0040372a" style:font-size-asian="10pt" style:font-weight-asian="normal" style:font-size-complex="10pt" style:font-weight-complex="normal"/>
    </style:style>
    <style:style style:name="P60" style:family="paragraph" style:parent-style-name="Preformatted_20_Text">
      <style:paragraph-properties fo:text-align="start" style:justify-single-word="false"/>
      <style:text-properties style:font-name="Tahoma1" fo:font-size="10pt" fo:language="en" fo:country="US" fo:font-weight="normal" officeooo:rsid="00423787" officeooo:paragraph-rsid="00423787" style:font-size-asian="10pt" style:font-weight-asian="normal" style:font-size-complex="10pt" style:font-weight-complex="normal"/>
    </style:style>
    <style:style style:name="P61" style:family="paragraph" style:parent-style-name="Preformatted_20_Text">
      <style:paragraph-properties fo:text-align="start" style:justify-single-word="false"/>
      <style:text-properties style:font-name="Tahoma1" fo:font-size="10pt" fo:language="en" fo:country="US" fo:font-weight="normal" officeooo:rsid="00425296" officeooo:paragraph-rsid="00425296" style:font-size-asian="10pt" style:font-weight-asian="normal" style:font-size-complex="10pt" style:font-weight-complex="normal"/>
    </style:style>
    <style:style style:name="P62" style:family="paragraph" style:parent-style-name="Preformatted_20_Text" style:list-style-name="L2">
      <style:paragraph-properties fo:text-align="start" style:justify-single-word="false"/>
      <style:text-properties style:font-name="Tahoma1" fo:font-size="10pt" fo:language="ru" fo:country="RU" fo:font-weight="bold" officeooo:rsid="003f240c" officeooo:paragraph-rsid="003f240c" style:font-size-asian="10pt" style:font-weight-asian="bold" style:font-size-complex="10pt" style:font-weight-complex="bold"/>
    </style:style>
    <style:style style:name="P63" style:family="paragraph" style:parent-style-name="Preformatted_20_Text">
      <style:paragraph-properties fo:text-align="start" style:justify-single-word="false"/>
      <style:text-properties style:font-name="Tahoma1" fo:font-size="10pt" fo:language="ru" fo:country="RU" fo:font-weight="bold" officeooo:rsid="00423787" officeooo:paragraph-rsid="0043d547" style:font-size-asian="10pt" style:font-weight-asian="bold" style:font-size-complex="10pt" style:font-weight-complex="bold"/>
    </style:style>
    <style:style style:name="P64" style:family="paragraph" style:parent-style-name="Preformatted_20_Text">
      <style:paragraph-properties fo:text-align="start" style:justify-single-word="false"/>
      <style:text-properties style:font-name="Tahoma1" fo:font-size="10pt" fo:language="ru" fo:country="RU" fo:font-weight="bold" officeooo:rsid="00425296" officeooo:paragraph-rsid="0044b1fb" style:font-size-asian="10pt" style:font-weight-asian="bold" style:font-size-complex="10pt" style:font-weight-complex="bold"/>
    </style:style>
    <style:style style:name="P65" style:family="paragraph" style:parent-style-name="Preformatted_20_Text">
      <style:text-properties style:font-name="Tahoma" fo:font-size="10pt" fo:language="en" fo:country="US" officeooo:rsid="0032aae3" officeooo:paragraph-rsid="0032aae3" style:font-size-asian="10pt" style:font-size-complex="10pt"/>
    </style:style>
    <style:style style:name="P66" style:family="paragraph" style:parent-style-name="Preformatted_20_Text">
      <style:text-properties style:use-window-font-color="true" style:font-name="Tahoma1" fo:font-size="10pt" fo:language="zxx" fo:country="none" fo:font-weight="normal" officeooo:rsid="003de74d" officeooo:paragraph-rsid="003de74d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P67" style:family="paragraph" style:parent-style-name="Preformatted_20_Text">
      <style:text-properties style:use-window-font-color="true" style:font-name="Tahoma1" fo:font-size="10pt" fo:language="zxx" fo:country="none" fo:font-weight="normal" officeooo:rsid="003f240c" officeooo:paragraph-rsid="003f240c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P68" style:family="paragraph" style:parent-style-name="Preformatted_20_Text">
      <style:paragraph-properties fo:margin-left="0.979cm" fo:margin-right="0cm" fo:text-indent="0cm" style:auto-text-indent="false"/>
      <style:text-properties fo:color="#808080" style:font-name="Tahoma1" fo:font-size="10pt" fo:language="zxx" fo:country="none" officeooo:paragraph-rsid="00352f66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69" style:family="paragraph" style:parent-style-name="Preformatted_20_Text">
      <style:paragraph-properties fo:margin-left="0cm" fo:margin-right="0cm" fo:text-indent="0cm" style:auto-text-indent="false"/>
      <style:text-properties fo:color="#808080" style:font-name="Tahoma1" fo:font-size="10pt" fo:language="en" fo:country="US" officeooo:rsid="00315e6f" officeooo:paragraph-rsid="003bec40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70" style:family="paragraph" style:parent-style-name="Preformatted_20_Text" style:master-page-name="Standard">
      <loext:graphic-properties draw:fill-image-width="0cm" draw:fill-image-height="0cm"/>
      <style:paragraph-properties fo:margin-left="1.058cm" fo:margin-right="0cm" fo:margin-top="0cm" fo:margin-bottom="0cm" loext:contextual-spacing="false" fo:keep-together="always" style:register-true="true" fo:text-indent="0cm" style:auto-text-indent="false" style:page-number="auto" fo:keep-with-next="always"/>
      <style:text-properties fo:color="#808080" style:font-name="Tahoma1" fo:font-size="10pt" fo:language="zxx" fo:country="none" officeooo:paragraph-rsid="003f76f2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T1" style:family="text">
      <style:text-properties officeooo:rsid="0030b8d1"/>
    </style:style>
    <style:style style:name="T2" style:family="text">
      <style:text-properties officeooo:rsid="0031a0d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fo:font-weight="normal" officeooo:rsid="003bec40" style:font-style-asian="italic" style:font-weight-asian="normal" style:font-style-complex="italic" style:font-weight-complex="normal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language="en" fo:country="US" fo:font-weight="normal" officeooo:rsid="00315e6f" style:font-weight-asian="normal" style:font-weight-complex="normal"/>
    </style:style>
    <style:style style:name="T8" style:family="text">
      <style:text-properties fo:language="en" fo:country="US" fo:font-weight="normal" officeooo:rsid="003bec40" style:font-weight-asian="normal" style:font-weight-complex="normal"/>
    </style:style>
    <style:style style:name="T9" style:family="text">
      <style:text-properties fo:language="en" fo:country="US" fo:font-weight="normal" officeooo:rsid="0032aae3" style:font-weight-asian="normal" style:font-weight-complex="normal"/>
    </style:style>
    <style:style style:name="T10" style:family="text">
      <style:text-properties fo:language="en" fo:country="US" fo:font-weight="normal" officeooo:rsid="0030b8d1" style:font-weight-asian="normal" style:font-weight-complex="normal"/>
    </style:style>
    <style:style style:name="T11" style:family="text">
      <style:text-properties fo:language="en" fo:country="US" fo:font-weight="normal" officeooo:rsid="0043a778" style:font-weight-asian="normal" style:font-weight-complex="normal"/>
    </style:style>
    <style:style style:name="T12" style:family="text">
      <style:text-properties fo:language="en" fo:country="US" fo:font-weight="normal" officeooo:rsid="0043d547" style:font-weight-asian="normal" style:font-weight-complex="normal"/>
    </style:style>
    <style:style style:name="T13" style:family="text">
      <style:text-properties fo:language="en" fo:country="US" fo:font-weight="normal" officeooo:rsid="0044b1fb" style:font-weight-asian="normal" style:font-weight-complex="normal"/>
    </style:style>
    <style:style style:name="T14" style:family="text">
      <style:text-properties fo:language="en" fo:country="US" fo:font-weight="normal" officeooo:rsid="00482c3a" style:font-weight-asian="normal" style:font-weight-complex="normal"/>
    </style:style>
    <style:style style:name="T15" style:family="text">
      <style:text-properties fo:language="en" fo:country="US" officeooo:rsid="00315e6f"/>
    </style:style>
    <style:style style:name="T16" style:family="text">
      <style:text-properties fo:language="en" fo:country="US" officeooo:rsid="003bec40"/>
    </style:style>
    <style:style style:name="T17" style:family="text">
      <style:text-properties fo:language="en" fo:country="US" officeooo:rsid="0043d547"/>
    </style:style>
    <style:style style:name="T18" style:family="text">
      <style:text-properties fo:language="ru" fo:country="RU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fb713" style:font-weight-asian="bold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language="zxx" fo:country="none" style:language-asian="zxx" style:country-asian="none" style:language-complex="zxx" style:country-complex="none"/>
    </style:style>
    <style:style style:name="T24" style:family="text">
      <style:text-properties fo:language="zxx" fo:country="none" officeooo:rsid="003bec40" style:language-asian="zxx" style:country-asian="none" style:language-complex="zxx" style:country-complex="none"/>
    </style:style>
    <style:style style:name="T25" style:family="text">
      <style:text-properties fo:language="zxx" fo:country="non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26" style:family="text">
      <style:text-properties fo:language="zxx" fo:country="none" fo:font-style="italic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27" style:family="text">
      <style:text-properties fo:language="zxx" fo:country="none" fo:font-style="italic" fo:font-weight="normal" officeooo:rsid="003bec40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28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32aae3" style:font-weight-asian="normal" style:font-weight-complex="normal"/>
    </style:style>
    <style:style style:name="T31" style:family="text">
      <style:text-properties fo:color="#808080" fo:language="zxx" fo:country="none" style:language-asian="zxx" style:country-asian="none" style:language-complex="zxx" style:country-complex="none"/>
    </style:style>
    <style:style style:name="T32" style:family="text">
      <style:text-properties fo:color="#808080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33" style:family="text">
      <style:text-properties fo:color="#808080" style:font-name-asian="Times New Roman1" style:font-name-complex="Times New Roman1"/>
    </style:style>
    <style:style style:name="T34" style:family="text">
      <style:text-properties fo:color="#808080" officeooo:rsid="00179e8d" style:font-name-asian="Times New Roman1" style:font-name-complex="Times New Roman1"/>
    </style:style>
    <style:style style:name="T35" style:family="text">
      <style:text-properties fo:color="#808080" style:font-name="Tahoma" fo:language="zxx" fo:country="none" style:language-asian="zxx" style:country-asian="none" style:language-complex="zxx" style:country-complex="none"/>
    </style:style>
    <style:style style:name="T36" style:family="text">
      <style:text-properties fo:color="#808080" style:font-name="Tahoma" fo:language="zxx" fo:country="none" officeooo:rsid="0043d547" style:language-asian="zxx" style:country-asian="none" style:language-complex="zxx" style:country-complex="none"/>
    </style:style>
    <style:style style:name="T37" style:family="text">
      <style:text-properties fo:color="#808080" fo:font-weight="normal" style:font-weight-asian="normal" style:font-weight-complex="normal"/>
    </style:style>
    <style:style style:name="T38" style:family="text">
      <style:text-properties officeooo:rsid="001bb09e"/>
    </style:style>
    <style:style style:name="T39" style:family="text">
      <style:text-properties officeooo:rsid="001fb713"/>
    </style:style>
    <style:style style:name="T40" style:family="text">
      <style:text-properties officeooo:rsid="0031f254"/>
    </style:style>
    <style:style style:name="T41" style:family="text">
      <style:text-properties style:font-name="Tahoma"/>
    </style:style>
    <style:style style:name="T42" style:family="text">
      <style:text-properties style:font-name="Tahoma" fo:font-weight="bold" style:font-weight-asian="bold" style:font-weight-complex="bold"/>
    </style:style>
    <style:style style:name="T43" style:family="text">
      <style:text-properties style:font-name="Tahoma" officeooo:rsid="0036ee19"/>
    </style:style>
    <style:style style:name="T44" style:family="text">
      <style:text-properties style:font-name="Tahoma" officeooo:rsid="003aa655"/>
    </style:style>
    <style:style style:name="T45" style:family="text">
      <style:text-properties style:font-name="Tahoma" officeooo:rsid="003abbbd"/>
    </style:style>
    <style:style style:name="T46" style:family="text">
      <style:text-properties style:font-name="Tahoma" officeooo:rsid="0043d547"/>
    </style:style>
    <style:style style:name="T47" style:family="text">
      <style:text-properties style:font-name="Tahoma" officeooo:rsid="0048b99b"/>
    </style:style>
    <style:style style:name="T48" style:family="text">
      <style:text-properties officeooo:rsid="0036ee19"/>
    </style:style>
    <style:style style:name="T49" style:family="text">
      <style:text-properties officeooo:rsid="0043d547"/>
    </style:style>
    <style:style style:name="T50" style:family="text">
      <style:text-properties fo:color="#008080" officeooo:rsid="00119f7c"/>
    </style:style>
    <style:style style:name="T51" style:family="text">
      <style:text-properties officeooo:rsid="0044b1fb"/>
    </style:style>
    <style:style style:name="T52" style:family="text">
      <style:text-properties officeooo:rsid="0046c5d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20">Apache Ant</text:span><text:span text:style-name="T39"> should be familiar to every Java programmer: this is a popular </text:span>software <text:span text:style-name="T39">build tool, completely written in Java. Ant uses a </text:span>build <text:span text:style-name="T39">script </text:span>which <text:span text:style-name="T39">is a </text:span>simple<text:span text:style-name="T39"> XML file. Despite its being Java-oriented, web developers also use this tool.</text:span></text:p>
      <text:p text:style-name="P17"/>
      <text:p text:style-name="P17">We'll <text:span text:style-name="T49">make</text:span> <text:span text:style-name="T19">five simple steps</text:span> to start using Ant:</text:p>
      <text:list xml:id="list5553795778401093880" text:style-name="L1">
        <text:list-item>
          <text:p text:style-name="P51"><text:span text:style-name="T40">Installation and check</text:span>.</text:p>
        </text:list-item>
        <text:list-item>
          <text:p text:style-name="P52">Writ<text:span text:style-name="T49">ing</text:span> a simple HelloWorld script.</text:p>
        </text:list-item>
        <text:list-item>
          <text:p text:style-name="P53">Understand<text:span text:style-name="T49">ing</text:span> the <text:span text:style-name="T48">basic </text:span>principles of work and the XML format of the build script.</text:p>
        </text:list-item>
        <text:list-item>
          <text:p text:style-name="P53">Find<text:span text:style-name="T49">ing</text:span> out the minimum required list of tasks.</text:p>
        </text:list-item>
        <text:list-item>
          <text:p text:style-name="P53">Writ<text:span text:style-name="T49">ing</text:span> a script for a full cycle of building and testing of <text:span text:style-name="T49">a</text:span> training project.</text:p>
        </text:list-item>
      </text:list>
      <text:p text:style-name="P17"/>
      <text:p text:style-name="P18">We need the <text:span text:style-name="T19">Java SE Development Kit</text:span> (JDK, download <text:span text:style-name="T49">it </text:span>from <text:a xlink:type="simple" xlink:href="http://www.oracle.com/technetwork/java/javase/downloads" text:style-name="Internet_20_link" text:visited-style-name="Visited_20_Internet_20_Link"><text:span text:style-name="T31">http://www.oracle.com/technetwork/java/javase/downloads</text:span></text:a>), your favorite text editor (in Linux we can use vi/vim/gedit, for Windows I recommend Notepad++) and basic skills in command line. Build scripts and Java examples have been tested in Linux (Simply Linux 7.95.0, CentOS Linux 6.8) and Windows (XP/7). Using Ant is the same <text:span text:style-name="T49">both for</text:span> Linux and <text:span text:style-name="T49">W</text:span>indows.</text:p>
      <text:p text:style-name="P18"/>
      <text:p text:style-name="P24">1. Installation and check</text:p>
      <text:p text:style-name="P18"/>
      <text:p text:style-name="P54">Ant can easily be installed from the repository using a command like <text:span text:style-name="T25">sudo</text:span><text:span text:style-name="T22"> apt-get install ant</text:span> (replace <text:span text:style-name="T21">apt-get</text:span> on <text:span text:style-name="T21">yum</text:span> if necessary). Important: we need version no lower than 1.8.*. W<text:span text:style-name="T41">e have version 1.7.1 in the Cent</text:span><text:span text:style-name="T47">OS</text:span><text:span text:style-name="T41"> 6.8 repository, so it's better to use the script (</text:span><text:a xlink:type="simple" xlink:href="https://github.com/biblelamp/LinuxExercises/blob/master/CentOS/installantoncentos.sh" text:style-name="Internet_20_link" text:visited-style-name="Visited_20_Internet_20_Link"><text:span text:style-name="T35">https://github.com/biblelamp/LinuxExercises/blob/master/CentOS/installantoncentos.sh</text:span></text:a><text:span text:style-name="T41">) </text:span><text:span text:style-name="T44">which </text:span><text:span text:style-name="T46">is </text:span><text:span text:style-name="T45">offered </text:span><text:span text:style-name="T41">in the previous article (</text:span><text:span text:style-name="T36">https://developers.redhat.com/blog/2017/03/14/preparing-centos-6-8-for-work</text:span><text:span text:style-name="T41">).</text:span></text:p>
      <text:p text:style-name="P65"/>
      <text:p text:style-name="P19"><text:span text:style-name="T41">We check the operability by calling </text:span><text:span text:style-name="T42">ant</text:span><text:span text:style-name="T41"> </text:span><text:span text:style-name="T43">in </text:span><text:span text:style-name="T41">the command line:</text:span></text:p>
      <text:p text:style-name="P20"/>
      <text:p text:style-name="P34">$ ant -version</text:p>
      <text:p text:style-name="P33">Apache Ant(TM) version 1.10.1 compiled on February 2 2017</text:p>
      <text:p text:style-name="P20"/>
      <text:p text:style-name="P19"><text:span text:style-name="T41">If we see a similar message</text:span><text:span text:style-name="T18"> – </text:span><text:span text:style-name="T41">everything is OK.</text:span></text:p>
      <text:p text:style-name="P65"/>
      <text:p text:style-name="P25"><text:span text:style-name="T41">2. </text:span><text:span text:style-name="T1">Writing a simple HelloWorld script</text:span></text:p>
      <text:p text:style-name="P2"/>
      <text:p text:style-name="P36">&lt;?xml <text:span text:style-name="regexp0_5f_xml">version=</text:span><text:span text:style-name="string_5f_xml">"1.0"</text:span>?&gt;</text:p>
      <text:p text:style-name="P31">&lt;project <text:span text:style-name="regexp0_5f_xml">name=</text:span><text:span text:style-name="string_5f_xml">"HelloWorld"</text:span> <text:span text:style-name="regexp0_5f_xml">default=</text:span><text:span text:style-name="string_5f_xml">"hello"</text:span>&gt;</text:p>
      <text:p text:style-name="P31"><text:s text:c="4"/>&lt;target <text:span text:style-name="regexp0_5f_xml">name=</text:span><text:span text:style-name="string_5f_xml">"hello"</text:span>&gt;</text:p>
      <text:p text:style-name="P31"><text:s text:c="8"/>&lt;echo&gt;Hello, World!&lt;/echo&gt;</text:p>
      <text:p text:style-name="P31"><text:s text:c="4"/>&lt;/target&gt;</text:p>
      <text:p text:style-name="P31">&lt;/project&gt;</text:p>
      <text:p text:style-name="P2"/>
      <text:p text:style-name="P21">We create the <text:span text:style-name="T21">hello</text:span> subdirectory in the home directory (<text:span text:style-name="T49">to do</text:span> this, Linux has the <text:span text:style-name="T19">mkdir</text:span> command) and save there a file containing the above script with a name <text:span text:style-name="T19">build.xml</text:span>. We go to this directory and call ant:</text:p>
      <text:p text:style-name="P2"/>
      <text:p text:style-name="P32"><text:span text:style-name="T33">$ </text:span><text:span text:style-name="T34">mkdir</text:span><text:span text:style-name="T33"> hello</text:span></text:p>
      <text:p text:style-name="P31">$ cd hello<text:line-break/>$ ant</text:p>
      <text:p text:style-name="P31">Buildfile: /home/lamp/hello/build.xml</text:p>
      <text:p text:style-name="P31"/>
      <text:p text:style-name="P31">hello:</text:p>
      <text:p text:style-name="P31"><text:s text:c="5"/>[echo] Hello, World!</text:p>
      <text:p text:style-name="P31">BUILD SUCCESSFULL</text:p>
      <text:p text:style-name="P31"/>
      <text:p text:style-name="P31">Total time: 0 seconds</text:p>
      <text:p text:style-name="P2"/>
      <text:p text:style-name="P30">What <text:span text:style-name="T49">happens</text:span>? Ant f<text:span text:style-name="T49">inds</text:span> the script file with the default name (build.xml) and execute the target with the name <text:span text:style-name="T21">hello</text:span> also specified by default in the <text:span text:style-name="T21">project</text:span> tag using the <text:span text:style-name="T21">default</text:span> attribute (note that in the <text:span text:style-name="T21">project</text:span> tag <text:soft-page-break/>we also specif<text:span text:style-name="T49">y</text:span> the name of the project using the <text:span text:style-name="T21">name</text:span> attribute). We get the same result if we call ant with <text:span text:style-name="T21">hello</text:span> parameter:</text:p>
      <text:p text:style-name="P3"/>
      <text:p text:style-name="P37">$ ant hello</text:p>
      <text:p text:style-name="P3"/>
      <text:p text:style-name="P55">3. Basic terms and principle<text:span text:style-name="T52">s</text:span> of work</text:p>
      <text:p text:style-name="P57"/>
      <text:p text:style-name="P10"><text:span text:style-name="T6">The build script is a simple XML file. The text is opened (and closed) by the </text:span><text:span text:style-name="T3">project</text:span><text:span text:style-name="T6"> tag in which you can specify the project name and the default target. </text:span><text:span text:style-name="T12">I</text:span><text:span text:style-name="T6">t </text:span><text:span text:style-name="T12">also </text:span><text:span text:style-name="T6">contains a definition of goals (</text:span><text:span text:style-name="T3">target</text:span><text:span text:style-name="T6">), dependencies (</text:span><text:span text:style-name="T3">depends</text:span><text:span text:style-name="T6">) and properties (</text:span><text:span text:style-name="T3">property</text:span><text:span text:style-name="T6">). The simplest script should have at least one target. In the target tag we describe the call of one or more </text:span><text:span text:style-name="T3">tasks</text:span><text:span text:style-name="T6">. For target you can specify a name using the </text:span><text:span text:style-name="T4">name</text:span><text:span text:style-name="T6"> attribute (name="</text:span><text:span text:style-name="T7">name_of_target</text:span><text:span text:style-name="T6">"). </text:span><text:span text:style-name="T8">The given name becomes a command for our script and you can call the corresponding target </text:span><text:span text:style-name="T12">in the following way</text:span><text:span text:style-name="T8">:</text:span></text:p>
      <text:p text:style-name="P4"/>
      <text:p text:style-name="P35">$ ant <text:span text:style-name="T15">name_of_target</text:span></text:p>
      <text:p text:style-name="P69"/>
      <text:p text:style-name="P27">The target also has the ability to specify a dependency using the <text:span text:style-name="T21">depends</text:span> attribute. Dependencies link the targets <text:span text:style-name="T17">with </text:span>each other. For example, there is a target named "compile", and <text:span text:style-name="T17">another one </text:span><text:span text:style-name="T3">with </text:span>name "run", dependent on "compile". And if we want to run "run", "compile" will be executed <text:span text:style-name="T3">before</text:span>.</text:p>
      <text:p text:style-name="P27"/>
      <text:p text:style-name="P28">4. The minimum required list of tasks</text:p>
      <text:p text:style-name="P66"/>
      <text:p text:style-name="P29"><text:span text:style-name="T29">The standard version of Ant contains more than 150 tasks (</text:span><text:a xlink:type="simple" xlink:href="https://ant.apache.org/manual/tasklist.html" text:style-name="Internet_20_link" text:visited-style-name="Visited_20_Internet_20_Link"><text:span text:style-name="T37">https://ant.apache.org/manual/tasklist.html</text:span></text:a><text:span text:style-name="T29">). We need only seven:</text:span></text:p>
      <text:p text:style-name="P67"/>
      <text:list xml:id="list3690062068778499977" text:style-name="L2">
        <text:list-item>
          <text:p text:style-name="P62"><text:span text:style-name="T3">e</text:span><text:span text:style-name="T16">cho</text:span><text:span text:style-name="T30"> – </text:span><text:span text:style-name="T8">output message</text:span><text:span text:style-name="T6">s</text:span><text:span text:style-name="T8"> to the console</text:span></text:p>
        </text:list-item>
        <text:list-item>
          <text:p text:style-name="P62"><text:span text:style-name="T3">m</text:span><text:span text:style-name="T16">kdir</text:span><text:span text:style-name="T30"> – </text:span><text:span text:style-name="T8">creating directories</text:span></text:p>
        </text:list-item>
        <text:list-item>
          <text:p text:style-name="P62"><text:span text:style-name="T3">d</text:span><text:span text:style-name="T16">elete</text:span><text:span text:style-name="T30"> – </text:span><text:span text:style-name="T8">delete files and directories</text:span></text:p>
        </text:list-item>
        <text:list-item>
          <text:p text:style-name="P62"><text:span text:style-name="T23">j</text:span><text:span text:style-name="T24">avac</text:span><text:span text:style-name="T30"> – </text:span><text:span text:style-name="T8">compiling Java code</text:span></text:p>
        </text:list-item>
        <text:list-item>
          <text:p text:style-name="P62"><text:span text:style-name="T3">j</text:span><text:span text:style-name="T16">ava</text:span><text:span text:style-name="T30"> – </text:span><text:span text:style-name="T8">launching class and jar files</text:span></text:p>
        </text:list-item>
        <text:list-item>
          <text:p text:style-name="P62"><text:span text:style-name="T3">j</text:span><text:span text:style-name="T16">ar</text:span><text:span text:style-name="T30"> – </text:span><text:span text:style-name="T8">creating a jar file</text:span></text:p>
        </text:list-item>
        <text:list-item>
          <text:p text:style-name="P62"><text:span text:style-name="T23">j</text:span><text:span text:style-name="T24">unit</text:span><text:span text:style-name="T30"> – </text:span><text:span text:style-name="T8">running tests</text:span></text:p>
        </text:list-item>
      </text:list>
      <text:p text:style-name="P58"/>
      <text:p text:style-name="P56">5. Script for building and testing Java projects</text:p>
      <text:p text:style-name="P58"/>
      <text:p text:style-name="P11"><text:span text:style-name="T8">Ant provides complete freedom in the formation of a directory structure. </text:span><text:span text:style-name="T6">We c</text:span><text:span text:style-name="T8">reate in our </text:span><text:span text:style-name="T5">hello</text:span><text:span text:style-name="T8"> directory a subdirectory </text:span><text:span text:style-name="T27">src</text:span><text:span text:style-name="T8"> for the source code </text:span><text:span text:style-name="T12">in</text:span><text:span text:style-name="T8"> </text:span><text:span text:style-name="T12">J</text:span><text:span text:style-name="T8">ava:</text:span></text:p>
      <text:p text:style-name="P5"/>
      <text:p text:style-name="P38">$ mkdir src</text:p>
      <text:p text:style-name="P5"/>
      <text:p text:style-name="P11"><text:span text:style-name="T8">And save </text:span><text:span text:style-name="T6">a file named </text:span><text:span text:style-name="T16">HelloWorld.java </text:span><text:span text:style-name="T8">there with the following content:</text:span></text:p>
      <text:p text:style-name="P5"/>
      <text:p text:style-name="P45"><text:span text:style-name="keyword0_5f_java">public</text:span> <text:span text:style-name="keyword2_5f_java">class</text:span> HelloWorld <text:span text:style-name="symbol0_5f_java">{</text:span></text:p>
      <text:p text:style-name="P40"><text:s text:c="4"/><text:span text:style-name="keyword0_5f_java">public</text:span> <text:span text:style-name="keyword0_5f_java">static</text:span> <text:span text:style-name="keyword3_5f_java">void</text:span> main<text:span text:style-name="symbol0_5f_java">(</text:span><text:span text:style-name="keyword2_5f_java">String</text:span><text:span text:style-name="symbol0_5f_java">[]</text:span> args<text:span text:style-name="symbol0_5f_java">)</text:span> <text:span text:style-name="symbol0_5f_java">{</text:span></text:p>
      <text:p text:style-name="P40"><text:s text:c="8"/><text:span text:style-name="keyword2_5f_java">System</text:span>.<text:span text:style-name="member0_5f_java">out</text:span>.<text:span text:style-name="member0_5f_java">println</text:span><text:span text:style-name="symbol0_5f_java">(</text:span><text:span text:style-name="string_5f_java">"Hello, World!"</text:span><text:span text:style-name="symbol0_5f_java">);</text:span></text:p>
      <text:p text:style-name="P40"><text:s text:c="4"/><text:span text:style-name="symbol0_5f_java">}</text:span></text:p>
      <text:p text:style-name="P40"><text:span text:style-name="symbol0_5f_java">}</text:span></text:p>
      <text:p text:style-name="P5"/>
      <text:p text:style-name="P12"><text:span text:style-name="T12">Now</text:span><text:span text:style-name="T8"> let's slightly complicate our script (build.xml):</text:span></text:p>
      <text:p text:style-name="P70">&lt;?xml version="1.0"?&gt;</text:p>
      <text:p text:style-name="P39">&lt;project name="HelloWorld" default="run"&gt;</text:p>
      <text:p text:style-name="P39"><text:s text:c="4"/>&lt;target name="compile" depends="mkdir"&gt;</text:p>
      <text:p text:style-name="P39"><text:s text:c="8"/>&lt;mkdir dir="build/classes"/&gt;</text:p>
      <text:p text:style-name="P39"><text:s text:c="8"/>&lt;javac destdir="build/classes" includeantruntime="false"&gt;</text:p>
      <text:p text:style-name="P39"><text:s text:c="12"/>&lt;src path="src"/&gt;</text:p>
      <text:p text:style-name="P39"><text:s text:c="8"/>&lt;/javac&gt;</text:p>
      <text:p text:style-name="P39"><text:s text:c="4"/>&lt;/target&gt;</text:p>
      <text:p text:style-name="P39"><text:s text:c="4"/>&lt;target name="run" depends="compile"&gt;</text:p>
      <text:p text:style-name="P39"><text:s text:c="8"/>&lt;java classname="HelloWorld" classpath="build/classes"/&gt;</text:p>
      <text:p text:style-name="P39"><text:s text:c="4"/>&lt;/target&gt;</text:p>
      <text:p text:style-name="P39"><text:s text:c="4"/>&lt;target name="clean"&gt;</text:p>
      <text:p text:style-name="P39"><text:s text:c="8"/>&lt;delete dir="build"/&gt;</text:p>
      <text:p text:style-name="P39"><text:s text:c="4"/>&lt;/target&gt;</text:p>
      <text:p text:style-name="P39">&lt;/project&gt;</text:p>
      <text:p text:style-name="P6"/>
      <text:p text:style-name="P13"><text:span text:style-name="T12">As a resul</text:span><text:span text:style-name="T14">t</text:span><text:span text:style-name="T8"> the script has three targets </text:span><text:span text:style-name="T6">(commands)</text:span><text:span text:style-name="T8">: </text:span><text:span text:style-name="T16">compile</text:span><text:span text:style-name="T8"> (compiling the .java file(s)), </text:span><text:span text:style-name="T16">run</text:span><text:span text:style-name="T8"> (starting the .class file), </text:span><text:span text:style-name="T16">clean</text:span><text:span text:style-name="T8"> (deleting the folders with the results of the compilation). </text:span><text:span text:style-name="T6">In this case, </text:span><text:span text:style-name="T3">compile</text:span><text:span text:style-name="T6"> contains two tasks</text:span><text:span text:style-name="T30"> – </text:span><text:span text:style-name="T4">mkdir</text:span><text:span text:style-name="T6"> and </text:span><text:span text:style-name="T26">javac</text:span><text:span text:style-name="T6">. Note the dependency: target </text:span><text:span text:style-name="T3">run</text:span><text:span text:style-name="T6"> will call </text:span><text:span text:style-name="T3">compile</text:span><text:span text:style-name="T6"> beforehand. In addition, </text:span><text:span text:style-name="T3">run</text:span><text:span text:style-name="T6"> is the default target for the project.</text:span></text:p>
      <text:p text:style-name="P59"/>
      <text:p text:style-name="P13"><text:span text:style-name="T6">Run the script without parameters and see the result of working the Java program:</text:span><text:span text:style-name="T9"> </text:span><text:span text:style-name="T6">Hello, World!</text:span></text:p>
      <text:p text:style-name="P59"/>
      <text:p text:style-name="P14"><text:span text:style-name="T6">The direct indication of directory names doesn</text:span><text:span text:style-name="T10">'</text:span><text:span text:style-name="T6">t </text:span><text:span text:style-name="T12">imply</text:span><text:span text:style-name="T6"> a good style, </text:span><text:span text:style-name="T12">e</text:span><text:span text:style-name="T6">specially if the directory names in the script are repeated. We modify build.xml using </text:span><text:span text:style-name="T3">property</text:span><text:span text:style-name="T6"> (note how the project name is used in the script below) and add a couple of comments:</text:span></text:p>
      <text:p text:style-name="P7"/>
      <text:p text:style-name="P41"><text:s/>&lt;?xml <text:span text:style-name="regexp0_5f_xml">version=</text:span><text:span text:style-name="string_5f_xml">"1.0"</text:span>?&gt;</text:p>
      <text:p text:style-name="P41"><text:s/>&lt;project <text:span text:style-name="regexp0_5f_xml">name=</text:span><text:span text:style-name="string_5f_xml">"HelloWorld"</text:span> <text:span text:style-name="regexp0_5f_xml">default=</text:span><text:span text:style-name="string_5f_xml">"run"</text:span>&gt;<text:line-break/> <text:s text:c="4"/><text:span text:style-name="T50">&lt;!-- define names of directories --&gt;</text:span></text:p>
      <text:p text:style-name="P41"><text:s text:c="5"/>&lt;property <text:span text:style-name="regexp0_5f_xml">name=</text:span><text:span text:style-name="string_5f_xml">"src"</text:span> <text:span text:style-name="regexp0_5f_xml">location=</text:span><text:span text:style-name="string_5f_xml">"src"</text:span>/&gt;</text:p>
      <text:p text:style-name="P41"><text:s text:c="5"/>&lt;property <text:span text:style-name="regexp0_5f_xml">name=</text:span><text:span text:style-name="string_5f_xml">"build"</text:span> <text:span text:style-name="regexp0_5f_xml">location=</text:span><text:span text:style-name="string_5f_xml">"build"</text:span>/&gt;</text:p>
      <text:p text:style-name="P41"><text:s text:c="5"/>&lt;property <text:span text:style-name="regexp0_5f_xml">name=</text:span><text:span text:style-name="string_5f_xml">"classes"</text:span> <text:span text:style-name="regexp0_5f_xml">location=</text:span><text:span text:style-name="string_5f_xml">"${build}/classes"</text:span>/&gt;<text:line-break/> <text:s text:c="4"/><text:span text:style-name="T50">&lt;!-- define all targets --&gt;</text:span></text:p>
      <text:p text:style-name="P41"><text:s text:c="5"/>&lt;target <text:span text:style-name="regexp0_5f_xml">name=</text:span><text:span text:style-name="string_5f_xml">"compile"</text:span>&gt;</text:p>
      <text:p text:style-name="P41"><text:s text:c="9"/>&lt;mkdir <text:span text:style-name="regexp0_5f_xml">dir=</text:span><text:span text:style-name="string_5f_xml">"${classes}"</text:span>/&gt;</text:p>
      <text:p text:style-name="P41"><text:s text:c="9"/>&lt;javac <text:span text:style-name="regexp0_5f_xml">srcdir=</text:span><text:span text:style-name="string_5f_xml">"${src}"</text:span> <text:span text:style-name="regexp0_5f_xml">destdir=</text:span><text:span text:style-name="string_5f_xml">"${classes}"</text:span> includeAntR<text:span text:style-name="regexp0_5f_xml">untime=</text:span><text:span text:style-name="string_5f_xml">"false"</text:span>/&gt;</text:p>
      <text:p text:style-name="P41"><text:s text:c="5"/>&lt;/target&gt;</text:p>
      <text:p text:style-name="P41"><text:s text:c="5"/>&lt;target <text:span text:style-name="regexp0_5f_xml">name=</text:span><text:span text:style-name="string_5f_xml">"run"</text:span> <text:span text:style-name="regexp0_5f_xml">depends=</text:span><text:span text:style-name="string_5f_xml">"compile"</text:span>&gt;</text:p>
      <text:p text:style-name="P41"><text:s text:c="9"/>&lt;java <text:span text:style-name="regexp0_5f_xml">classname=</text:span><text:span text:style-name="string_5f_xml">"${ant.project.name}"</text:span> <text:span text:style-name="regexp0_5f_xml">classpath=</text:span><text:span text:style-name="string_5f_xml">"${classes}"</text:span>/&gt;</text:p>
      <text:p text:style-name="P41"><text:s text:c="5"/>&lt;/target&gt;</text:p>
      <text:p text:style-name="P41"><text:s text:c="5"/>&lt;target <text:span text:style-name="regexp0_5f_xml">name=</text:span><text:span text:style-name="string_5f_xml">"clean"</text:span>&gt;</text:p>
      <text:p text:style-name="P41"><text:s text:c="9"/>&lt;delete <text:span text:style-name="regexp0_5f_xml">dir=</text:span><text:span text:style-name="string_5f_xml">"${build}"</text:span>/&gt;</text:p>
      <text:p text:style-name="P41"><text:s text:c="5"/>&lt;/target&gt;</text:p>
      <text:p text:style-name="P41"><text:s/>&lt;/project&gt;</text:p>
      <text:p text:style-name="P7"/>
      <text:p text:style-name="P22">Now add the target <text:span text:style-name="T19">package</text:span> to generate the jar file:</text:p>
      <text:p text:style-name="P8"/>
      <text:p text:style-name="P42">&lt;target <text:span text:style-name="regexp0_5f_xml">name=</text:span><text:span text:style-name="string_5f_xml">"package"</text:span> <text:span text:style-name="regexp0_5f_xml">depends=</text:span><text:span text:style-name="string_5f_xml">"compile"</text:span>&gt;</text:p>
      <text:p text:style-name="P42"><text:s text:c="4"/>&lt;jar <text:span text:style-name="regexp0_5f_xml">destfile=</text:span><text:span text:style-name="string_5f_xml">"${build}/${ant.project.name}.jar"</text:span> <text:span text:style-name="regexp0_5f_xml">basedir=</text:span><text:span text:style-name="string_5f_xml">"${classes}"</text:span>&gt;</text:p>
      <text:p text:style-name="P42"><text:s text:c="8"/>&lt;manifest&gt;</text:p>
      <text:p text:style-name="P42"><text:s text:c="12"/>&lt;attribute <text:span text:style-name="regexp0_5f_xml">name=</text:span><text:span text:style-name="string_5f_xml">"Main–Class"</text:span> <text:span text:style-name="regexp0_5f_xml">value=</text:span><text:span text:style-name="string_5f_xml">"${ant.project.name}"</text:span>/&gt;</text:p>
      <text:p text:style-name="P42"><text:s text:c="8"/>&lt;/manifest&gt;</text:p>
      <text:p text:style-name="P42"><text:s text:c="4"/>&lt;/jar&gt;</text:p>
      <text:p text:style-name="P42">&lt;/target&gt;</text:p>
      <text:p text:style-name="P44"/>
      <text:p text:style-name="P60">And make sure that everything works:</text:p>
      <text:p text:style-name="P8"><text:soft-page-break/></text:p>
      <text:p text:style-name="P48">$ ant package</text:p>
      <text:p text:style-name="P49">$ java -jar build/HelloWorld.jar</text:p>
      <text:p text:style-name="P49">Hello, World!</text:p>
      <text:p text:style-name="P8"><text:s text:c="4"/></text:p>
      <text:p text:style-name="P15"><text:span text:style-name="T6">Let's </text:span><text:span text:style-name="T12">start</text:span><text:span text:style-name="T6"> to testing. We change the project code (to have something </text:span><text:span text:style-name="T12">f</text:span><text:span text:style-name="T6">o</text:span><text:span text:style-name="T12">r</text:span><text:span text:style-name="T6"> test</text:span><text:span text:style-name="T12">ing</text:span><text:span text:style-name="T6">):</text:span></text:p>
      <text:p text:style-name="P8"/>
      <text:p text:style-name="P46"><text:span text:style-name="keyword0_5f_java">public</text:span> <text:span text:style-name="keyword2_5f_java">class</text:span> HelloWorld <text:span text:style-name="symbol0_5f_java">{</text:span></text:p>
      <text:p text:style-name="P42"><text:s text:c="4"/><text:span text:style-name="keyword0_5f_java">public</text:span> <text:span text:style-name="keyword0_5f_java">static</text:span> <text:span text:style-name="keyword3_5f_java">void</text:span> main<text:span text:style-name="symbol0_5f_java">(</text:span><text:span text:style-name="keyword2_5f_java">String</text:span><text:span text:style-name="symbol0_5f_java">[]</text:span> args<text:span text:style-name="symbol0_5f_java">)</text:span> <text:span text:style-name="symbol0_5f_java">{</text:span></text:p>
      <text:p text:style-name="P42"><text:s text:c="8"/>HelloWorld hello <text:span text:style-name="symbol0_5f_java">=</text:span> <text:span text:style-name="keyword0_5f_java">new</text:span> HelloWorld<text:span text:style-name="symbol0_5f_java">();</text:span></text:p>
      <text:p text:style-name="P42"><text:s text:c="8"/><text:span text:style-name="keyword2_5f_java">System</text:span>.<text:span text:style-name="member0_5f_java">out</text:span>.<text:span text:style-name="member0_5f_java">println</text:span><text:span text:style-name="symbol0_5f_java">(</text:span>hello.<text:span text:style-name="member0_5f_java">sayHello</text:span><text:span text:style-name="symbol0_5f_java">());</text:span></text:p>
      <text:p text:style-name="P42"><text:s text:c="4"/><text:span text:style-name="symbol0_5f_java">}</text:span></text:p>
      <text:p text:style-name="P42"><text:s text:c="4"/><text:span text:style-name="keyword2_5f_java">String</text:span> sayHello<text:span text:style-name="symbol0_5f_java">()</text:span> <text:span text:style-name="symbol0_5f_java">{</text:span></text:p>
      <text:p text:style-name="P42"><text:s text:c="8"/><text:span text:style-name="keyword0_5f_java">return</text:span> <text:span text:style-name="string_5f_java">"Hello, World!"</text:span><text:span text:style-name="symbol0_5f_java">;</text:span></text:p>
      <text:p text:style-name="P42"><text:s text:c="4"/><text:span text:style-name="symbol0_5f_java">}</text:span></text:p>
      <text:p text:style-name="P42"><text:span text:style-name="symbol0_5f_java">}</text:span></text:p>
      <text:p text:style-name="P8"/>
      <text:p text:style-name="P15"><text:span text:style-name="T6">And add the file/class </text:span><text:span text:style-name="T3">TestHello.java</text:span><text:span text:style-name="T6"> with the simple test to the </text:span><text:span text:style-name="T26">src</text:span><text:span text:style-name="T6"> directory:</text:span></text:p>
      <text:p text:style-name="P8"/>
      <text:p text:style-name="P46"><text:span text:style-name="keyword0_5f_java">import</text:span> <text:span text:style-name="keyword0_5f_java">static</text:span> org.<text:span text:style-name="member0_5f_java">junit</text:span>.<text:span text:style-name="member0_5f_java">Assert</text:span>.<text:span text:style-name="member0_5f_java">assertEquals</text:span><text:span text:style-name="symbol0_5f_java">;</text:span></text:p>
      <text:p text:style-name="P42"><text:span text:style-name="keyword0_5f_java">import</text:span> org.<text:span text:style-name="member0_5f_java">junit</text:span>.<text:span text:style-name="member0_5f_java">Test</text:span><text:span text:style-name="symbol0_5f_java">;</text:span></text:p>
      <text:p text:style-name="P42"><text:span text:style-name="keyword0_5f_java">public</text:span> <text:span text:style-name="keyword2_5f_java">class</text:span> TestHello <text:span text:style-name="symbol0_5f_java">{</text:span></text:p>
      <text:p text:style-name="P42"><text:s text:c="4"/>@Test</text:p>
      <text:p text:style-name="P42"><text:s text:c="4"/><text:span text:style-name="keyword0_5f_java">public</text:span> <text:span text:style-name="keyword3_5f_java">void</text:span> testHello<text:span text:style-name="symbol0_5f_java">()</text:span> <text:span text:style-name="symbol0_5f_java">{</text:span></text:p>
      <text:p text:style-name="P42"><text:s text:c="8"/>HelloWorld hello <text:span text:style-name="symbol0_5f_java">=</text:span> <text:span text:style-name="keyword0_5f_java">new</text:span> HelloWorld<text:span text:style-name="symbol0_5f_java">();</text:span></text:p>
      <text:p text:style-name="P42"><text:s text:c="8"/>assertEquals<text:span text:style-name="symbol0_5f_java">(</text:span><text:span text:style-name="string_5f_java">"Hello, World!"</text:span>, hello.<text:span text:style-name="member0_5f_java">sayHello</text:span><text:span text:style-name="symbol0_5f_java">());</text:span></text:p>
      <text:p text:style-name="P42"><text:s text:c="4"/><text:span text:style-name="symbol0_5f_java">}</text:span></text:p>
      <text:p text:style-name="P42"><text:span text:style-name="symbol0_5f_java">}</text:span></text:p>
      <text:p text:style-name="P8"/>
      <text:p text:style-name="P15"><text:span text:style-name="T6">Using the information from the page </text:span><text:span text:style-name="T32">https://github.com/junit-team/junit4/wiki/getting-started</text:span><text:span text:style-name="T6">, we </text:span><text:span text:style-name="T12">down</text:span><text:span text:style-name="T6">load two files, </text:span><text:span text:style-name="T23">junit-4.12.jar</text:span><text:span text:style-name="T28"> and </text:span><text:span text:style-name="T23">hamcrest-core-1.3.jar</text:span><text:span text:style-name="T6"> and copy them to the directory of our JDK/jre/lib/ext (I use this copy command in CentOS 6.8):</text:span></text:p>
      <text:p text:style-name="P23"/>
      <text:p text:style-name="P46">$ sudo cp ~/Downloads/*.jar /usr/lib/jvm/java-1.8.0-openjdk-1.8.0.121-0.b13.el6_8.i386/jre/lib/ext/</text:p>
      <text:p text:style-name="P23"/>
      <text:p text:style-name="P60">Now we can check how the test works <text:span text:style-name="T49">i</text:span>n the command line:</text:p>
      <text:p text:style-name="P8"/>
      <text:p text:style-name="P46"><text:span text:style-name="T38">$ </text:span>java -cp build/classes org.junit.runner.JUnitCore TestHello</text:p>
      <text:p text:style-name="P42">JUnit version 4.12</text:p>
      <text:p text:style-name="P42">.</text:p>
      <text:p text:style-name="P42">Time: 0,281</text:p>
      <text:p text:style-name="P42">OK (1 test)</text:p>
      <text:p text:style-name="P8"/>
      <text:p text:style-name="P15"><text:span text:style-name="T6">Add one more target</text:span><text:span text:style-name="T30"> </text:span><text:span text:style-name="T12">with the name</text:span><text:span text:style-name="T30"> </text:span><text:span text:style-name="T3">test</text:span><text:span text:style-name="T6"> to our script:</text:span></text:p>
      <text:p text:style-name="P8"/>
      <text:p text:style-name="P46">&lt;target <text:span text:style-name="regexp0_5f_xml">name=</text:span><text:span text:style-name="string_5f_xml">"test"</text:span> <text:span text:style-name="regexp0_5f_xml">depends=</text:span><text:span text:style-name="string_5f_xml">"compile"</text:span>&gt;</text:p>
      <text:p text:style-name="P42"><text:s text:c="4"/>&lt;junit&gt;</text:p>
      <text:p text:style-name="P42"><text:s text:c="8"/>&lt;classpath&gt;</text:p>
      <text:p text:style-name="P42"><text:s text:c="12"/>&lt;pathelement <text:span text:style-name="regexp0_5f_xml">location=</text:span><text:span text:style-name="string_5f_xml">"${classes}"</text:span>/&gt;</text:p>
      <text:p text:style-name="P42"><text:s text:c="8"/>&lt;/classpath&gt;</text:p>
      <text:p text:style-name="P42"><text:s text:c="8"/>&lt;test <text:span text:style-name="regexp0_5f_xml">name=</text:span><text:span text:style-name="string_5f_xml">"TestHello"</text:span>/&gt;</text:p>
      <text:p text:style-name="P42"><text:s text:c="4"/>&lt;/junit&gt;</text:p>
      <text:p text:style-name="P42">&lt;/target&gt;</text:p>
      <text:p text:style-name="P50"/>
      <text:p text:style-name="P63"><text:span text:style-name="T6">And complete the line in the </text:span><text:span text:style-name="T3">package</text:span><text:span text:style-name="T6"> target (jar):</text:span></text:p>
      <text:p text:style-name="P8"/>
      <text:p text:style-name="P46">&lt;jar <text:span text:style-name="regexp0_5f_xml">destfile=</text:span><text:span text:style-name="string_5f_xml">"${build}/${ant.project.name}.jar"</text:span> <text:span text:style-name="regexp0_5f_xml">basedir=</text:span><text:span text:style-name="string_5f_xml">"${classes}"</text:span> <text:span text:style-name="regexp0_5f_xml">excludes=</text:span><text:span text:style-name="string_5f_xml">"Test*.class"</text:span>&gt;</text:p>
      <text:p text:style-name="P8"><text:soft-page-break/></text:p>
      <text:p text:style-name="P16"><text:span text:style-name="T6">Now </text:span><text:span text:style-name="T3">test</text:span><text:span text:style-name="T6"> is added to the list of commands in our script (besides compile, run, package, clean).</text:span></text:p>
      <text:p text:style-name="P61"><text:span text:style-name="T51">After this</text:span> we change the code of our project so that the greeting is displayed in a separate graphic<text:span text:style-name="T51">al </text:span>window. Then <text:span text:style-name="T51">we </text:span>create a jar file and run it with a double mouse click (you should be configured to execute jar files by double-clicking).</text:p>
      <text:p text:style-name="P61"/>
      <text:p text:style-name="P61">The third version of Java code:</text:p>
      <text:p text:style-name="P9"/>
      <text:p text:style-name="P47"><text:span text:style-name="keyword0_5f_java">import</text:span> javax.<text:span text:style-name="member0_5f_java">swing</text:span>.<text:span text:style-name="symbol0_5f_java">*;</text:span></text:p>
      <text:p text:style-name="P43"><text:span text:style-name="keyword0_5f_java">import</text:span> java.<text:span text:style-name="member0_5f_java">awt</text:span>.<text:span text:style-name="symbol0_5f_java">*;</text:span></text:p>
      <text:p text:style-name="P43"><text:span text:style-name="keyword0_5f_java">public</text:span> <text:span text:style-name="keyword2_5f_java">class</text:span> HelloWorld <text:span text:style-name="keyword0_5f_java">extends</text:span> <text:span text:style-name="keyword2_5f_java">JFrame</text:span> <text:span text:style-name="symbol0_5f_java">{</text:span></text:p>
      <text:p text:style-name="P43"><text:s text:c="4"/><text:span text:style-name="keyword0_5f_java">public</text:span> <text:span text:style-name="keyword0_5f_java">static</text:span> <text:span text:style-name="keyword3_5f_java">void</text:span> main<text:span text:style-name="symbol0_5f_java">(</text:span><text:span text:style-name="keyword2_5f_java">String</text:span><text:span text:style-name="symbol0_5f_java">[]</text:span> args<text:span text:style-name="symbol0_5f_java">)</text:span> <text:span text:style-name="symbol0_5f_java">{</text:span></text:p>
      <text:p text:style-name="P43"><text:s text:c="8"/><text:span text:style-name="keyword0_5f_java">new</text:span> HelloWorld<text:span text:style-name="symbol0_5f_java">();</text:span></text:p>
      <text:p text:style-name="P43"><text:s text:c="4"/><text:span text:style-name="symbol0_5f_java">}</text:span></text:p>
      <text:p text:style-name="P43"><text:s text:c="4"/>HelloWorld<text:span text:style-name="symbol0_5f_java">()</text:span> <text:span text:style-name="symbol0_5f_java">{</text:span></text:p>
      <text:p text:style-name="P43"><text:s text:c="8"/>setTitle<text:span text:style-name="symbol0_5f_java">(</text:span>sayHello<text:span text:style-name="symbol0_5f_java">());</text:span></text:p>
      <text:p text:style-name="P43"><text:s text:c="8"/>setDefaultCloseOperation<text:span text:style-name="symbol0_5f_java">(</text:span>EXIT_ON_CLOSE<text:span text:style-name="symbol0_5f_java">);</text:span></text:p>
      <text:p text:style-name="P43"><text:s text:c="8"/>setBounds<text:span text:style-name="symbol0_5f_java">(</text:span><text:span text:style-name="number_5f_java">200</text:span>, <text:span text:style-name="number_5f_java">200</text:span>, <text:span text:style-name="number_5f_java">300</text:span>, <text:span text:style-name="number_5f_java">200</text:span><text:span text:style-name="symbol0_5f_java">);</text:span></text:p>
      <text:p text:style-name="P43"><text:s text:c="8"/><text:span text:style-name="keyword2_5f_java">JLabel</text:span> <text:span text:style-name="keyword2_5f_java">label</text:span> <text:span text:style-name="symbol0_5f_java">=</text:span> <text:span text:style-name="keyword0_5f_java">new</text:span> <text:span text:style-name="keyword2_5f_java">JLabel</text:span><text:span text:style-name="symbol0_5f_java">(</text:span>sayHello<text:span text:style-name="symbol0_5f_java">()</text:span>, <text:span text:style-name="keyword2_5f_java">SwingConstants</text:span>.<text:span text:style-name="member0_5f_java">CENTER</text:span><text:span text:style-name="symbol0_5f_java">);</text:span></text:p>
      <text:p text:style-name="P43"><text:s text:c="8"/><text:span text:style-name="keyword2_5f_java">label</text:span>.<text:span text:style-name="member0_5f_java">setFont</text:span><text:span text:style-name="symbol0_5f_java">(</text:span><text:span text:style-name="keyword0_5f_java">new</text:span> <text:span text:style-name="keyword2_5f_java">Font</text:span><text:span text:style-name="symbol0_5f_java">(</text:span><text:span text:style-name="string_5f_java">""</text:span>, <text:span text:style-name="keyword2_5f_java">Font</text:span>.<text:span text:style-name="member0_5f_java">BOLD</text:span>, <text:span text:style-name="number_5f_java">24</text:span><text:span text:style-name="symbol0_5f_java">));</text:span></text:p>
      <text:p text:style-name="P43"><text:s text:c="8"/>add<text:span text:style-name="symbol0_5f_java">(</text:span><text:span text:style-name="keyword2_5f_java">label</text:span><text:span text:style-name="symbol0_5f_java">);</text:span></text:p>
      <text:p text:style-name="P43"><text:s text:c="8"/>setVisible<text:span text:style-name="symbol0_5f_java">(</text:span><text:span text:style-name="keyword1_5f_java">true</text:span><text:span text:style-name="symbol0_5f_java">);</text:span></text:p>
      <text:p text:style-name="P43"><text:s text:c="4"/><text:span text:style-name="symbol0_5f_java">}</text:span></text:p>
      <text:p text:style-name="P43"><text:s text:c="4"/><text:span text:style-name="keyword2_5f_java">String</text:span> sayHello<text:span text:style-name="symbol0_5f_java">()</text:span> <text:span text:style-name="symbol0_5f_java">{</text:span></text:p>
      <text:p text:style-name="P43"><text:s text:c="8"/><text:span text:style-name="keyword0_5f_java">return</text:span> <text:span text:style-name="string_5f_java">"Hello, World!"</text:span><text:span text:style-name="symbol0_5f_java">;</text:span></text:p>
      <text:p text:style-name="P43"><text:s text:c="4"/><text:span text:style-name="symbol0_5f_java">}</text:span></text:p>
      <text:p text:style-name="P43"><text:span text:style-name="symbol0_5f_java">}</text:span></text:p>
      <text:p text:style-name="P9"/>
      <text:p text:style-name="P64"><text:span text:style-name="T11">W</text:span><text:span text:style-name="T6">e </text:span><text:span text:style-name="T13">change </text:span><text:span text:style-name="T6">the script </text:span><text:span text:style-name="T13">a little </text:span><text:span text:style-name="T6">(in the </text:span><text:span text:style-name="T3">run</text:span><text:span text:style-name="T6"> target), adding </text:span><text:span text:style-name="T3">fork="true"</text:span><text:span text:style-name="T6"> (execution of the class in another virtual machine). Otherwise, the run will not work (</text:span><text:span text:style-name="T13">having been </text:span><text:span text:style-name="T6">checked experimentally):</text:span></text:p>
      <text:p text:style-name="P9"/>
      <text:p text:style-name="P47">&lt;java <text:span text:style-name="regexp0_5f_xml">classname=</text:span><text:span text:style-name="string_5f_xml">"${ant.project.name}"</text:span> <text:span text:style-name="regexp0_5f_xml">classpath=</text:span><text:span text:style-name="string_5f_xml">"${classes}"</text:span> <text:span text:style-name="regexp0_5f_xml">fork=</text:span><text:span text:style-name="string_5f_xml">"true"</text:span>/&gt;</text:p>
      <text:p text:style-name="P26"/>
      <text:p text:style-name="P16"><text:span text:style-name="T6">We execute the command to generate the jar file ($ ant package), open the </text:span><text:span text:style-name="T3">~/hello/build</text:span><text:span text:style-name="T6"> directory in the file explorer, find </text:span><text:span text:style-name="T3">HelloWorld.jar</text:span><text:span text:style-name="T6">, double click on it and enjoy viewing the graphical window with </text:span><text:span text:style-name="T13">the </text:span><text:span text:style-name="T6">greet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ru" style:country-asian="RU" style:font-name-complex="Mangal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SimSun" style:font-size-asian="12pt" style:language-asian="ru" style:country-asian="RU" style:font-name-complex="Mangal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Times New Roman1" fo:font-family="'Times New Roman'" style:font-family-generic="roman" fo:font-size="10pt" style:font-name-asian="Times New Roman1" style:font-family-asian="'Times New Roman'" style:font-family-generic-asian="roman" style:font-size-asian="10pt" style:font-name-complex="Times New Roman1" style:font-family-complex="'Times New Roman'" style:font-family-generic-complex="roman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regexp0_5f_xml" style:display-name="regexp0_xml" style:family="text">
      <style:text-properties fo:color="#000066" fo:font-style="normal" fo:font-weight="normal"/>
    </style:style>
    <style:style style:name="string_5f_xml" style:display-name="string_xml" style:family="text">
      <style:text-properties fo:color="#ff0000" fo:font-style="normal" fo:font-weight="normal"/>
    </style:style>
    <style:style style:name="keyword0_5f_java" style:display-name="keyword0_java" style:family="text">
      <style:text-properties fo:color="#000000" fo:font-style="normal" fo:font-weight="bold"/>
    </style:style>
    <style:style style:name="keyword2_5f_java" style:display-name="keyword2_java" style:family="text">
      <style:text-properties fo:color="#003399" fo:font-style="normal" fo:font-weight="normal"/>
    </style:style>
    <style:style style:name="keyword3_5f_java" style:display-name="keyword3_java" style:family="text">
      <style:text-properties fo:color="#000066" fo:font-style="normal" fo:font-weight="bold"/>
    </style:style>
    <style:style style:name="member0_5f_java" style:display-name="member0_java" style:family="text">
      <style:text-properties fo:color="#006633" fo:font-style="normal" fo:font-weight="normal"/>
    </style:style>
    <style:style style:name="symbol0_5f_java" style:display-name="symbol0_java" style:family="text">
      <style:text-properties fo:color="#339933" fo:font-style="normal" fo:font-weight="normal"/>
    </style:style>
    <style:style style:name="string_5f_java" style:display-name="string_java" style:family="text">
      <style:text-properties fo:color="#0000ff" fo:font-style="normal" fo:font-weight="normal"/>
    </style:style>
    <style:style style:name="number_5f_java" style:display-name="number_java" style:family="text">
      <style:text-properties fo:color="#cc66cc" fo:font-style="normal" fo:font-weight="normal"/>
    </style:style>
    <style:style style:name="keyword1_5f_java" style:display-name="keyword1_java" style:family="text">
      <style:text-properties fo:color="#000066" fo:font-style="normal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Preformatted_20_Text">
      <style:paragraph-properties fo:text-align="end" style:justify-single-word="false"/>
      <style:text-properties fo:color="#999999" style:font-name="Tahoma1" fo:font-size="10pt" fo:language="en" fo:country="US" fo:font-weight="normal" fo:background-color="transparent" style:font-size-asian="10pt" style:font-weight-asian="normal" style:font-size-complex="10pt" style:font-weight-complex="normal"/>
    </style:style>
    <style:style style:name="MT1" style:family="text">
      <style:text-properties officeooo:rsid="0030b8d1"/>
    </style:style>
    <style:style style:name="MT2" style:family="text">
      <style:text-properties officeooo:rsid="0031a0d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ubject/><text:title>Apache Ant - quick start</text:title> (<text:span text:style-name="MT1">EN</text:span>) <text:span text:style-name="MT2">page </text:span><text:page-number text:select-page="current">5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2T13:48:00.790000000</dc:date>
    <meta:generator>LibreOffice/5.1.2.2$Windows_x86 LibreOffice_project/d3bf12ecb743fc0d20e0be0c58ca359301eb705f</meta:generator>
    <meta:editing-duration>PT9M7S</meta:editing-duration>
    <meta:editing-cycles>1</meta:editing-cycles>
    <dc:title>Apache Ant - quick start</dc:title>
    <meta:print-date>2017-03-14T09:54:26.500000000</meta:print-date>
    <meta:document-statistic meta:table-count="0" meta:image-count="0" meta:object-count="0" meta:page-count="5" meta:paragraph-count="166" meta:word-count="1282" meta:character-count="9425" meta:non-whitespace-character-count="7859"/>
  </office:meta>
</office:document-meta>
</file>